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6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1" style:family="paragraph" style:parent-style-name="Standard">
      <style:paragraph-properties fo:text-align="start" style:justify-single-word="false" style:text-autospace="none"/>
    </style:style>
    <style:style style:name="P12" style:family="paragraph" style:parent-style-name="List_20_Paragraph">
      <style:paragraph-properties fo:margin-left="0cm" fo:margin-right="0cm" fo:line-height="100%" fo:text-indent="0cm" style:auto-text-indent="false"/>
      <style:text-properties fo:font-size="12pt" style:font-size-asian="12pt" style:font-size-complex="12pt"/>
    </style:style>
    <style:style style:name="P13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3.752cm" fo:margin-right="0cm" fo:line-height="100%" fo:text-indent="-3.752cm" style:auto-text-indent="false"/>
      <style:text-properties fo:font-size="12pt" fo:background-color="transparent" style:font-size-asian="12pt" style:font-size-complex="12pt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29" style:family="paragraph" style:parent-style-name="Footer">
      <style:text-properties style:font-name="Arial" fo:font-style="italic" style:font-style-asian="italic" style:font-style-complex="italic"/>
    </style:style>
    <style:style style:name="P30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P32" style:family="paragraph" style:parent-style-name="Heading_20_1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3" style:family="paragraph" style:parent-style-name="Table_20_Contents">
      <style:text-properties style:font-name="Arial"/>
    </style:style>
    <style:style style:name="P34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style:font-name="Times New Roman" style:text-underline-style="none" fo:font-weight="bold" style:font-weight-asian="bold" style:font-weight-complex="bold"/>
    </style:style>
    <style:style style:name="T2" style:family="text">
      <style:text-properties style:font-name="Times New Roman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282828" style:font-name="Times New Roman" fo:letter-spacing="normal" fo:font-style="normal" style:text-underline-style="none" fo:font-weight="normal" style:font-weight-asian="bold" style:font-weight-complex="bold"/>
    </style:style>
    <style:style style:name="T5" style:family="text">
      <style:text-properties fo:color="#000000" style:font-name="Times New Roman" style:text-underline-style="none" fo:font-weight="normal" style:font-weight-asian="normal" style:font-weight-complex="normal"/>
    </style:style>
    <style:style style:name="T6" style:family="text">
      <style:text-properties fo:color="#000000" style:font-name="Times New Roman" fo:letter-spacing="normal" fo:language="en" fo:country="GB" style:font-name-asian="Calibri" style:font-name-complex="Calibri" style:text-scale="100%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color="#000000" fo:letter-spacing="normal" fo:language="en" fo:country="GB" style:font-name-asian="Calibri" style:font-name-complex="Calibri" style:text-scale="100%"/>
    </style:style>
    <style:style style:name="T9" style:family="text">
      <style:text-properties fo:font-size="11pt" fo:language="en" fo:country="GB" style:font-name-asian="CMR10" style:font-size-asian="11pt" style:font-name-complex="CMR10" style:font-size-complex="11pt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ext:p text:style-name="P20"/>
      <text:p text:style-name="P20">Design Specification: GROUP 12</text:p>
      <text:p text:style-name="P21"/>
      <text:p text:style-name="P22"/>
      <text:p text:style-name="P25"><text:span text:style-name="T3">Aut</text:span><text:span text:style-name="T7">hors: </text:span><text:span text:style-name="T8">bea16, dpb1, alh32, fik, anp28, srp11, lps1, lot15, thw10</text:span></text:p>
      <text:p text:style-name="P26">Config Ref: N/A</text:p>
      <text:p text:style-name="P26">Date: 25/11/2013</text:p>
      <text:p text:style-name="P26">Version: 0.1</text:p>
      <text:p text:style-name="P26">Status: Draft</text:p>
      <text:p text:style-name="P23"/>
      <text:p text:style-name="P23"/>
      <text:p text:style-name="P28"/>
      <text:p text:style-name="P28"/>
      <text:p text:style-name="P28"/>
      <text:p text:style-name="P23"/>
      <text:p text:style-name="P24">Department of Computer Science</text:p>
      <text:p text:style-name="P27">Aberystwyth University</text:p>
      <text:p text:style-name="P27">Aberystwyth</text:p>
      <text:p text:style-name="P27">Ceredigion</text:p>
      <text:p text:style-name="P27">SY23 3DB</text:p>
      <text:p text:style-name="P27">Copyright © Aberystwyth University 201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1 INTRODUCTION<text:tab/>3</text:p>
          <text:p text:style-name="P17">1.1 Purpose of this Document<text:tab/>3</text:p>
          <text:p text:style-name="P17">1.2 Scope<text:tab/>3</text:p>
          <text:p text:style-name="P17">1.3 Objectives<text:tab/>3</text:p>
          <text:p text:style-name="P18">2 DECOMPOSITION DESCRIPTION<text:tab/>3</text:p>
          <text:p text:style-name="P17">2.1 Programs in system<text:tab/>3</text:p>
          <text:p text:style-name="P17">2.2. Significant classes in each program<text:tab/>3</text:p>
          <text:p text:style-name="P17">2.2.1 Significant classes in Program 1<text:tab/>3</text:p>
          <text:p text:style-name="P17">2.2.2 Significant classes in Program 2 .....<text:tab/>3</text:p>
          <text:p text:style-name="P17">2.2.n Significant classes in Program n .....<text:tab/>3</text:p>
          <text:p text:style-name="P17">2.3 Modules shared between programs<text:tab/>3</text:p>
          <text:p text:style-name="P17">2.4 Mapping from requirements to classes<text:tab/>3</text:p>
          <text:p text:style-name="P18">3 DEPENDENCY DESCRIPTION<text:tab/>3</text:p>
          <text:p text:style-name="P17">3.1 Component Diagrams<text:tab/>3</text:p>
          <text:p text:style-name="P17">3.1.1 Component Diagram for Program 1<text:tab/>3</text:p>
          <text:p text:style-name="P17">3.1.2 Component Diagram for Program 2<text:tab/>3</text:p>
          <text:p text:style-name="P17">3.2 Inheritance Relationships<text:tab/>3</text:p>
          <text:p text:style-name="P18">4 INTERFACE DESCRIPTION<text:tab/>3</text:p>
          <text:p text:style-name="P17">4.1 Class 1 interface specification<text:tab/>3</text:p>
          <text:p text:style-name="P17">4.2 Class 2 interface specification . . .<text:tab/>4</text:p>
          <text:p text:style-name="P18">5 DETAILED DESIGN<text:tab/>4</text:p>
          <text:p text:style-name="P17">5.1 Sequence diagrams<text:tab/>4</text:p>
          <text:p text:style-name="P17">5.2 Significant algorithms<text:tab/>4</text:p>
          <text:p text:style-name="P17">5.3 Significant data structures<text:tab/>4</text:p>
          <text:p text:style-name="P18">6 REFERENCES<text:tab/>4</text:p>
          <text:p text:style-name="P18">APPENDICES<text:tab/>4</text:p>
          <text:p text:style-name="P18">Document History<text:tab/>4</text:p>
        </text:index-body>
      </text:table-of-conten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INTRODUCTION</text:h>
      <text:h text:style-name="Heading_20_2" text:outline-level="2">1.1 Purpose of this Document</text:h>
      <text:h text:style-name="Heading_20_2" text:outline-level="2">1.2 Scope</text:h>
      <text:h text:style-name="Heading_20_2" text:outline-level="2">1.3 Objectives</text:h>
      <text:h text:style-name="Heading_20_1" text:outline-level="1">2 DECOMPOSITION DESCRIPTION</text:h>
      <text:h text:style-name="Heading_20_2" text:outline-level="2">2.1 Programs in system</text:h>
      <text:h text:style-name="Heading_20_2" text:outline-level="2">2.2. Significant classes in each program</text:h>
      <text:h text:style-name="Heading_20_2" text:outline-level="2">2.2.1 Significant classes in Program 1</text:h>
      <text:h text:style-name="Heading_20_2" text:outline-level="2">2.2.2 Significant classes in Program 2 .....</text:h>
      <text:h text:style-name="Heading_20_2" text:outline-level="2">2.2.n Significant classes in Program n .....</text:h>
      <text:h text:style-name="Heading_20_2" text:outline-level="2">2.3 Modules shared between programs</text:h>
      <text:h text:style-name="Heading_20_2" text:outline-level="2">2.4 Mapping from requirements to classes</text:h>
      <text:h text:style-name="Heading_20_1" text:outline-level="1">3 DEPENDENCY DESCRIPTION</text:h>
      <text:h text:style-name="Heading_20_2" text:outline-level="2">3.1 Component Diagrams</text:h>
      <text:h text:style-name="Heading_20_2" text:outline-level="2">3.1.1 Component Diagram for Program 1</text:h>
      <text:h text:style-name="Heading_20_2" text:outline-level="2">3.1.2 Component Diagram for Program 2</text:h>
      <text:h text:style-name="Heading_20_2" text:outline-level="2">3.2 Inheritance Relationships</text:h>
      <text:h text:style-name="Heading_20_1" text:outline-level="1">4 INTERFACE DESCRIPTION</text:h>
      <text:h text:style-name="Heading_20_2" text:outline-level="2">4.1 Class 1 interface specification</text:h>
      <text:h text:style-name="Heading_20_2" text:outline-level="2"><text:soft-page-break/>4.2 Class 2 interface specification . . .</text:h>
      <text:h text:style-name="Heading_20_1" text:outline-level="1">5 DETAILED DESIGN</text:h>
      <text:h text:style-name="Heading_20_2" text:outline-level="2">5.1 Sequence diagrams</text:h>
      <text:h text:style-name="Heading_20_2" text:outline-level="2">5.2 Significant algorithms</text:h>
      <text:h text:style-name="Heading_20_2" text:outline-level="2">5.3 Significant data structures</text:h>
      <text:h text:style-name="Heading_20_1" text:outline-level="1">6 REFERENCES</text:h>
      <text:h text:style-name="P31" text:outline-level="1">APPENDICES</text:h>
      <text:h text:style-name="Heading_20_1" text:outline-level="1">Document History</text:h>
      <text:p text:style-name="P10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34">Version</text:p>
          </table:table-cell>
          <table:table-cell table:style-name="Table5.A1" office:value-type="string">
            <text:p text:style-name="P34">CCF No.</text:p>
          </table:table-cell>
          <table:table-cell table:style-name="Table5.A1" office:value-type="string">
            <text:p text:style-name="P34">Date</text:p>
          </table:table-cell>
          <table:table-cell table:style-name="Table5.A1" office:value-type="string">
            <text:p text:style-name="P34">Changes made to the document</text:p>
          </table:table-cell>
          <table:table-cell table:style-name="Table5.E1" office:value-type="string">
            <text:p text:style-name="P34">Changed by</text:p>
          </table:table-cell>
        </table:table-row>
        <table:table-row>
          <table:table-cell table:style-name="Table5.A2" office:value-type="string">
            <text:p text:style-name="P33">1.0</text:p>
          </table:table-cell>
          <table:table-cell table:style-name="Table5.A2" office:value-type="string">
            <text:p text:style-name="P33">N/A</text:p>
          </table:table-cell>
          <table:table-cell table:style-name="Table5.C2" office:value-type="date" office:date-value="2013-11-25">
            <text:p text:style-name="P33">25/11/13</text:p>
          </table:table-cell>
          <table:table-cell table:style-name="Table5.A2" office:value-type="string">
            <text:p text:style-name="P33">Initial creation.</text:p>
          </table:table-cell>
          <table:table-cell table:style-name="Table5.E2" office:value-type="string">
            <text:p text:style-name="P11"><text:span text:style-name="Default_20_Paragraph_20_Font"><text:span text:style-name="T11">LPS1</text:span></text:span></text:p>
          </table:table-cell>
        </table:table-row>
      </table:table>
      <text:p text:style-name="P8"/>
      <text:h text:style-name="P32" text:outline-level="1"/>
      <text:p text:style-name="P5"/>
      <text:p text:style-name="P6"/>
      <text:p text:style-name="P4"/>
      <text:p text:style-name="P9"/>
      <text:p text:style-name="P16"/>
      <text:p text:style-name="P12"><text:span text:style-name="T4"><text:s/></text:span><text:span text:style-name="T1"><text:line-break/><text:line-break/></text:span><text:span text:style-name="T1"><text:line-break/><text:line-break/></text:span></text:p>
      <text:p text:style-name="P13"/>
      <text:p text:style-name="P30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19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Design Specification 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3</text:page-number> of <text:page-count>4</text:page-count></text:p>
      </style:footer>
    </style:master-page>
    <style:master-page style:name="MP0" style:page-layout-name="Mpm2"/>
    <style:master-page style:name="Landscape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3-11-25T05:35:46.89</dc:date>
    <meta:editing-duration>PT10H58M49S</meta:editing-duration>
    <meta:editing-cycles>57</meta:editing-cycles>
    <meta:generator>OpenOffice/4.0.1$Win32 OpenOffice.org_project/401m5$Build-9714</meta:generator>
    <dc:creator>Luke Suggett</dc:creator>
    <meta:document-statistic meta:table-count="1" meta:image-count="0" meta:object-count="0" meta:page-count="4" meta:paragraph-count="80" meta:word-count="320" meta:character-count="2006"/>
  </office:meta>
</office:document-meta>
</file>